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5632in"/>
    </style:style>
    <style:style style:name="Table1.B" style:family="table-column">
      <style:table-column-properties style:column-width="6.1299in"/>
    </style:style>
    <style:style style:name="Table1.A1" style:family="table-cell">
      <style:table-cell-properties style:vertical-align="middle" fo:padding="0.0194in" fo:border="none"/>
    </style:style>
    <style:style style:name="P1" style:family="paragraph" style:parent-style-name="Standard">
      <style:text-properties officeooo:rsid="001a85d6" officeooo:paragraph-rsid="001a85d6"/>
    </style:style>
    <style:style style:name="P2" style:family="paragraph" style:parent-style-name="Standard">
      <style:text-properties officeooo:paragraph-rsid="001a85d6"/>
    </style:style>
    <style:style style:name="P3" style:family="paragraph" style:parent-style-name="Standard">
      <style:text-properties officeooo:rsid="001ff39b" officeooo:paragraph-rsid="001ff39b"/>
    </style:style>
    <style:style style:name="P4" style:family="paragraph" style:parent-style-name="Standard">
      <style:text-properties officeooo:paragraph-rsid="001ff39b"/>
    </style:style>
    <style:style style:name="P5" style:family="paragraph" style:parent-style-name="Standard">
      <style:text-properties officeooo:rsid="00212f8d" officeooo:paragraph-rsid="00212f8d"/>
    </style:style>
    <style:style style:name="P6" style:family="paragraph" style:parent-style-name="Standard">
      <style:text-properties fo:color="#cc0000" officeooo:rsid="00212f8d" officeooo:paragraph-rsid="00212f8d"/>
    </style:style>
    <style:style style:name="P7" style:family="paragraph" style:parent-style-name="Standard">
      <style:paragraph-properties fo:text-align="center" style:justify-single-word="false"/>
      <style:text-properties fo:font-size="16pt" officeooo:rsid="001a85d6" officeooo:paragraph-rsid="001a85d6" style:font-size-asian="16pt" style:font-size-complex="16pt"/>
    </style:style>
    <style:style style:name="P8" style:family="paragraph" style:parent-style-name="Standard">
      <style:paragraph-properties fo:margin-top="0in" fo:margin-bottom="0.1965in" loext:contextual-spacing="false"/>
    </style:style>
    <style:style style:name="P9" style:family="paragraph" style:parent-style-name="Standard">
      <style:paragraph-properties fo:margin-top="0in" fo:margin-bottom="0.1965in" loext:contextual-spacing="false"/>
      <style:text-properties officeooo:rsid="00277083" officeooo:paragraph-rsid="00277083"/>
    </style:style>
    <style:style style:name="P10" style:family="paragraph" style:parent-style-name="Text_20_body">
      <style:text-properties officeooo:paragraph-rsid="001a85d6"/>
    </style:style>
    <style:style style:name="P11" style:family="paragraph" style:parent-style-name="Text_20_body">
      <style:text-properties officeooo:rsid="001a85d6" officeooo:paragraph-rsid="001a85d6"/>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paragraph-properties fo:margin-top="0in" fo:margin-bottom="0.1965in" loext:contextual-spacing="false"/>
      <style:text-properties officeooo:paragraph-rsid="00277083"/>
    </style:style>
    <style:style style:name="P17" style:family="paragraph" style:parent-style-name="Text_20_body">
      <style:paragraph-properties fo:margin-top="0in" fo:margin-bottom="0.1965in" loext:contextual-spacing="false"/>
      <style:text-properties officeooo:rsid="00277083" officeooo:paragraph-rsid="00277083"/>
    </style:style>
    <style:style style:name="P18" style:family="paragraph" style:parent-style-name="Preformatted_20_Text">
      <style:text-properties officeooo:rsid="001a85d6" officeooo:paragraph-rsid="001a85d6"/>
    </style:style>
    <style:style style:name="P19" style:family="paragraph" style:parent-style-name="Preformatted_20_Text">
      <loext:graphic-properties draw:fill="solid" draw:fill-color="#2b2b2b" draw:opacity="100%"/>
      <style:paragraph-properties fo:background-color="#2b2b2b"/>
      <style:text-properties fo:color="#000000" style:font-name="Source Code Pro" fo:font-size="11.3000001907349pt" fo:background-color="#ffffff"/>
    </style:style>
    <style:style style:name="P20" style:family="paragraph" style:parent-style-name="Preformatted_20_Text">
      <style:paragraph-properties fo:margin-top="0in" fo:margin-bottom="0.1965in" loext:contextual-spacing="false"/>
    </style:style>
    <style:style style:name="P21" style:family="paragraph" style:parent-style-name="Preformatted_20_Text">
      <loext:graphic-properties draw:fill="solid" draw:fill-color="#2b2b2b" draw:opacity="100%"/>
      <style:paragraph-properties fo:margin-top="0in" fo:margin-bottom="0.1965in" loext:contextual-spacing="false" fo:background-color="#2b2b2b"/>
      <style:text-properties officeooo:paragraph-rsid="001d8ddc" fo:background-color="#ffffff"/>
    </style:style>
    <style:style style:name="P22" style:family="paragraph" style:parent-style-name="Preformatted_20_Text">
      <style:paragraph-properties fo:margin-top="0in" fo:margin-bottom="0.1965in" loext:contextual-spacing="false"/>
      <style:text-properties officeooo:rsid="00277083" officeooo:paragraph-rsid="00277083"/>
    </style:style>
    <style:style style:name="P23" style:family="paragraph" style:parent-style-name="Preformatted_20_Text">
      <style:paragraph-properties fo:margin-top="0in" fo:margin-bottom="0.1965in" loext:contextual-spacing="false"/>
      <style:text-properties officeooo:paragraph-rsid="00277083"/>
    </style:style>
    <style:style style:name="P24" style:family="paragraph" style:parent-style-name="Preformatted_20_Text">
      <style:paragraph-properties fo:margin-top="0in" fo:margin-bottom="0.1965in" loext:contextual-spacing="false"/>
      <style:text-properties fo:font-size="10pt" officeooo:paragraph-rsid="00277083" style:font-size-asian="10pt" style:font-size-complex="10pt"/>
    </style:style>
    <style:style style:name="P25" style:family="paragraph" style:parent-style-name="Preformatted_20_Text" style:list-style-name="L3">
      <style:paragraph-properties fo:margin-top="0in" fo:margin-bottom="0.1965in" loext:contextual-spacing="false"/>
    </style:style>
    <style:style style:name="P26" style:family="paragraph" style:parent-style-name="Preformatted_20_Text">
      <style:paragraph-properties fo:margin-top="0in" fo:margin-bottom="0.1965in" loext:contextual-spacing="false"/>
      <style:text-properties officeooo:rsid="002991f9" officeooo:paragraph-rsid="002991f9"/>
    </style:style>
    <style:style style:name="P27" style:family="paragraph" style:parent-style-name="Table_20_Contents">
      <style:paragraph-properties fo:margin-top="0in" fo:margin-bottom="0.1965in" loext:contextual-spacing="false"/>
    </style:style>
    <style:style style:name="T1" style:family="text">
      <style:text-properties officeooo:rsid="001a85d6"/>
    </style:style>
    <style:style style:name="T2" style:family="text">
      <style:text-properties fo:color="#808080" style:font-name="Source Code Pro" fo:font-size="11.3000001907349pt"/>
    </style:style>
    <style:style style:name="T3" style:family="text">
      <style:text-properties fo:background-color="#ffffff" loext:char-shading-value="0"/>
    </style:style>
    <style:style style:name="T4" style:family="text">
      <style:text-properties fo:color="#000000" officeooo:rsid="001a85d6"/>
    </style:style>
    <style:style style:name="T5" style:family="text">
      <style:text-properties fo:color="#000000" style:font-name="Source Code Pro" fo:font-size="11.3000001907349pt"/>
    </style:style>
    <style:style style:name="T6" style:family="text">
      <style:text-properties fo:color="#000000" style:font-name="Source Code Pro" fo:font-size="11.3000001907349pt" fo:background-color="#ffffff" loext:char-shading-value="0"/>
    </style:style>
    <style:style style:name="T7" style:family="text">
      <style:text-properties officeooo:rsid="001ff39b"/>
    </style:style>
    <style:style style:name="T8" style:family="text">
      <style:text-properties officeooo:rsid="0022e2a9"/>
    </style:style>
    <style:style style:name="T9" style:family="text">
      <style:text-properties fo:color="#cc0000"/>
    </style:style>
    <style:style style:name="T10" style:family="text">
      <style:text-properties officeooo:rsid="0025a0ce"/>
    </style:style>
    <style:style style:name="T11" style:family="text">
      <style:text-properties officeooo:rsid="00277083"/>
    </style:style>
    <style:style style:name="T12" style:family="text">
      <style:text-properties fo:font-size="8pt" style:font-size-asian="8pt" style:font-size-complex="8pt"/>
    </style:style>
    <style:style style:name="T13" style:family="text">
      <style:text-properties fo:font-size="10pt" style:font-size-asian="10pt" style:font-size-complex="10pt"/>
    </style:style>
    <style:style style:name="T14" style:family="text">
      <style:text-properties fo:font-style="italic"/>
    </style:style>
    <style:style style:name="T15" style:family="text">
      <style:text-properties officeooo:rsid="002991f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c </text:p>
      <text:p text:style-name="P18">The proc <text:s/>file <text:s/>system acts as an interface to internal data structures in the</text:p>
      <text:p text:style-name="Preformatted_20_Text">kernel. It <text:s/>can <text:s/>be <text:s/>used to obtain information about the system and to change</text:p>
      <text:p text:style-name="P20">certain kernel parameters at runtime (sysctl).</text:p>
      <text:p text:style-name="P20">The directory <text:s/>/proc <text:s/>contains <text:s/>(among other things) one subdirectory for each process running on the system, which is named after the process ID (PID).</text:p>
      <text:p text:style-name="P20">The /proc file system serves information about the running system. It not only</text:p>
      <text:p text:style-name="Preformatted_20_Text">allows access to process data but also allows you to request the kernel status</text:p>
      <text:p text:style-name="Preformatted_20_Text">by reading files in the hierarchy.</text:p>
      <text:p text:style-name="Preformatted_20_Text"/>
      <text:p text:style-name="Preformatted_20_Text">The directory <text:s/>structure <text:s/>of /proc reflects the types of information and makes</text:p>
      <text:p text:style-name="P20">it easy, if not obvious, where to look for specific data</text:p>
      <text:p text:style-name="P20">Linux tends to put information about system processes, including some of the hardware configuration information, in a virtual filesystem called <text:span text:style-name="Source_20_Text">/proc</text:span>. The items here are not actual files, they are a way of reading information from and sending information to the operating system kernel and associated kernel modules.</text:p>
      <text:p text:style-name="P1">1. acpi</text:p>
      <text:p text:style-name="P6">.../proc/acpi$ ls</text:p>
      <text:p text:style-name="P6">button <text:s/>wakeup <text:s/>- <text:span text:style-name="T8">можна налаштувати проккидання компа і його частин(мишка, юзб) змінивши настройки в вейкап</text:span></text:p>
      <text:p text:style-name="P5"/>
      <text:p text:style-name="P2"><text:span text:style-name="T1">2. asound - </text:span>set of files is what ALSA uses for device information and for some control purposes.</text:p>
      <text:p text:style-name="P10"><text:span text:style-name="Source_20_Text"><text:span text:style-name="T9">/proc/asound/cardX/</text:span></text:span><text:span text:style-name="T9"> </text:span>(where <text:span text:style-name="Emphasis">X</text:span> is the sound card number, from 0-7) : a <text:span text:style-name="Source_20_Text">cardX</text:span> directory exists for each sound card the system knows about. </text:p>
      <text:p text:style-name="Text_20_body"><text:span text:style-name="Source_20_Text"><text:span text:style-name="T9">/proc/asound/cards</text:span></text:span> (readonly) : the list of registered cards</text:p>
      <text:p text:style-name="Text_20_body"><text:span text:style-name="Source_20_Text"><text:span text:style-name="T9">/proc/asound/dev/</text:span></text:span> : a directory listing the specific device files used by programs for sound operations </text:p>
      <text:p text:style-name="Text_20_body"><text:span text:style-name="Source_20_Text"><text:span text:style-name="T9">/proc/asound/devices</text:span></text:span> (readonly) : the list of registered ALSA devices (major device number = 116)</text:p>
      <text:p text:style-name="P2"/>
      <text:p text:style-name="P2"><text:span text:style-name="T1">3. buddyinfo - </text:span>Kernel memory allocator information</text:p>
      <text:p text:style-name="P2"><text:span text:style-name="T1">4. bus - </text:span>Directory containing bus specific information </text:p>
      <text:p text:style-name="P2"><text:span text:style-name="T1">5. cgroups - </text:span>Linux control groups</text:p>
      <text:p text:style-name="P2"/>
      <text:p text:style-name="P18">Control cgroups, usually referred to as cgroups, are a Linux kernel</text:p>
      <text:p text:style-name="Preformatted_20_Text"><text:s text:c="7"/>feature which allow processes to be organized into hierarchical</text:p>
      <text:p text:style-name="Preformatted_20_Text"><text:s text:c="7"/>groups whose usage of various types of resources can then be limited</text:p>
      <text:p text:style-name="Preformatted_20_Text"><text:s text:c="7"/>and monitored. <text:s/>The kernel's cgroup interface is provided through a</text:p>
      <text:p text:style-name="Preformatted_20_Text"><text:s text:c="7"/>pseudo-filesystem called cgroupfs. <text:s/>Grouping is implemented in the</text:p>
      <text:p text:style-name="Preformatted_20_Text"><text:s text:c="7"/>core cgroup kernel code, while resource tracking and limits are</text:p>
      <text:p text:style-name="Preformatted_20_Text"><text:s text:c="7"/>implemented in a set of per-resource-type subsystems (memory, CPU,</text:p>
      <text:p text:style-name="P20"><text:s text:c="7"/>and so on).</text:p>
      <text:p text:style-name="P1"/>
      <text:p text:style-name="P2"><text:span text:style-name="T1">6. cmdline - </text:span>Kernel command line</text:p>
      <text:p text:style-name="P2"><text:span text:style-name="T1">7. consoles -</text:span><text:span text:style-name="T4"> </text:span><text:span text:style-name="T6">Shows registered system console lines.</text:span></text:p>
      <text:p text:style-name="P19"><text:soft-page-break/>To see which character device lines are currently used for the system console</text:p>
      <text:p text:style-name="P21"><text:span text:style-name="T5">/dev/console, you may simply look into the file /proc/consoles</text:span><text:span text:style-name="T2">:</text:span></text:p>
      <text:p text:style-name="P2"><text:span text:style-name="T1">8. cpuinfo - </text:span>Info about the CPU</text:p>
      <text:p text:style-name="P1">9. crypto</text:p>
      <text:p text:style-name="P1"/>
      <text:p text:style-name="P11">proc/crypto” lists all the supported crypto algorithms along with their detailed attributes, such as name, module, priority etc.</text:p>
      <text:p text:style-name="Text_20_body">Crypto algorithms can be implemented with pure software or can be done by hardware, they can also be done synchronously or asynchronously, serialized or parallelized.</text:p>
      <text:p text:style-name="P1"/>
      <text:p text:style-name="P2"><text:span text:style-name="T1">10. devices - </text:span>Available devices (block and character)</text:p>
      <text:p text:style-name="P2"/>
      <text:p text:style-name="P2">The output from <text:span text:style-name="Source_20_Text">/proc/devices</text:span> includes the major number and name of the device, and is broken into two major sections: <text:span text:style-name="Source_20_Text">Character devices</text:span> and <text:span text:style-name="Source_20_Text">Block devices</text:span>. </text:p>
      <text:p text:style-name="P8"><text:span text:style-name="Emphasis">Character devices</text:span> are similar to <text:span text:style-name="Emphasis">block devices</text:span>, except for two basic differences: </text:p>
      <text:p text:style-name="P14"><text:span text:style-name="T10">1. </text:span>Character devices do not require buffering. Block devices have a buffer available, allowing them to order requests before addressing them. This is important for devices designed to store information — such as hard drives — because the ability to order the information before writing it to the device allows it to be placed in a more efficient order. </text:p>
      <text:p text:style-name="Text_20_body"><text:span text:style-name="T10">2. </text:span>Character devices send data with no preconfigured size. Block devices can send and receive information in blocks of a size configured per device. </text:p>
      <text:p text:style-name="P2"/>
      <text:p text:style-name="P2"><text:span text:style-name="T1">11. diskstats - </text:span>displays the I/O statistics of block devices. Each line contains the following 14</text:p>
      <text:p text:style-name="Preformatted_20_Text"><text:s text:c="16"/>fields:</text:p>
      <text:p text:style-name="Preformatted_20_Text"><text:s text:c="17"/>1 - major number</text:p>
      <text:p text:style-name="Preformatted_20_Text"><text:s text:c="17"/>2 - minor mumber</text:p>
      <text:p text:style-name="Preformatted_20_Text"><text:s text:c="17"/>3 - device name</text:p>
      <text:p text:style-name="Preformatted_20_Text"><text:s text:c="17"/>4 - reads completed successfully</text:p>
      <text:p text:style-name="Preformatted_20_Text"><text:s text:c="17"/>5 - reads merged</text:p>
      <text:p text:style-name="Preformatted_20_Text"><text:s text:c="17"/>6 - sectors read</text:p>
      <text:p text:style-name="Preformatted_20_Text"><text:s text:c="17"/>7 - time spent reading (ms)</text:p>
      <text:p text:style-name="Preformatted_20_Text"><text:s text:c="17"/>8 - writes completed</text:p>
      <text:p text:style-name="Preformatted_20_Text"><text:s text:c="17"/>9 - writes merged</text:p>
      <text:p text:style-name="Preformatted_20_Text"><text:s text:c="16"/>10 - sectors written</text:p>
      <text:p text:style-name="Preformatted_20_Text"><text:s text:c="16"/>11 - time spent writing (ms)</text:p>
      <text:p text:style-name="Preformatted_20_Text"><text:s text:c="16"/>12 - I/Os currently in progress</text:p>
      <text:p text:style-name="Preformatted_20_Text"><text:s text:c="16"/>13 - time spent doing I/Os (ms)</text:p>
      <text:p text:style-name="P20"><text:s text:c="16"/>14 - weighted time spent doing I/Os (ms)</text:p>
      <text:p text:style-name="P2"><text:span text:style-name="T1">12. dma - </text:span>Used DMS channels</text:p>
      <text:p text:style-name="P2"><text:span text:style-name="T1">13. driver - </text:span>Various drivers grouped here, currently rtc (2.4)</text:p>
      <text:p text:style-name="P2"/>
      <text:p text:style-name="P4"><text:span text:style-name="T7">sys - </text:span>Certain aspects <text:s/>of <text:s/>kernel <text:s/>behavior <text:s/>can be modified at runtime, without the</text:p>
      <text:p text:style-name="Preformatted_20_Text">need to <text:s/>recompile <text:s/>the kernel, or even to reboot the system. The files in the</text:p>
      <text:p text:style-name="Preformatted_20_Text">/proc/sys tree <text:s/>can <text:s/>not only be read, but also modified. You can use the echo</text:p>
      <text:p text:style-name="Preformatted_20_Text">command to write value into these files, thereby changing the default settings</text:p>
      <text:p text:style-name="P20">of the kernel.</text:p>
      <text:p text:style-name="P23"><text:span text:style-name="T11">14. pagetypeinfo - <text:s/></text:span>Free RAM in terms of physical pages(normally 1 page = 4k(32bit) or 8k(64bit)).</text:p>
      <text:p text:style-name="Text_20_body"><text:soft-page-break/>kernel divide the RAM in different “NODE”. Each node is associated with each processor. Normally, it will create only one node. Node further divide into “ZONES”. /proc/pagetypeinfo gives the information about the free RAM in each ZONE in terms of power 2.</text:p>
      <text:p text:style-name="Text_20_body">The order of a page ranges form 0 to 10.</text:p>
      <text:p text:style-name="Text_20_body">An order-0 page is 4 KB in size and 4 KB aligned.</text:p>
      <text:p text:style-name="Text_20_body">An order-1 page is 8 KB in size and 8 KB aligned.</text:p>
      <text:p text:style-name="Text_20_body">An order-10 page is 4096 KB in size and 4096 aligned.</text:p>
      <text:p text:style-name="Text_20_body">The memory has one zone, DMA zone.</text:p>
      <text:p text:style-name="Text_20_body">Each zone has 11 free area. Each free area corresponds to pages of the same order.</text:p>
      <text:p text:style-name="Text_20_body">Each free area has 6 free list. Each corresponds to one migration type.</text:p>
      <text:p text:style-name="Text_20_body">The six migration types are Unmovable, Reclaimable, Movable, Reserve, CMA, and Isolate.</text:p>
      <text:p text:style-name="Text_20_body">Each zone has 11 * 6 = 66 free list.</text:p>
      <text:p text:style-name="P23"><text:span text:style-name="T11">15. </text:span><text:bookmark-start text:name="__DdeLink__4_656557995"/><text:span text:style-name="T11">partitions</text:span><text:bookmark-end text:name="__DdeLink__4_656557995"/><text:span text:style-name="T11"> - </text:span>This file contains partition block allocation information</text:p>
      <text:p text:style-name="P16"><text:span text:style-name="Source_20_Text"><text:span text:style-name="T13">major</text:span></text:span><text:span text:style-name="T13"> — The major number of the device with this partition. The major number in the </text:span><text:span text:style-name="Source_20_Text"><text:span text:style-name="T13">/proc/partitions</text:span></text:span><text:span text:style-name="T13">, (</text:span><text:span text:style-name="Source_20_Text"><text:span text:style-name="T13">3</text:span></text:span><text:span text:style-name="T13">), corresponds with the block device </text:span><text:span text:style-name="Source_20_Text"><text:span text:style-name="T13">ide0</text:span></text:span><text:span text:style-name="T13">, in </text:span><text:span text:style-name="Source_20_Text"><text:span text:style-name="T13">/proc/devices</text:span></text:span><text:span text:style-name="T13">. </text:span></text:p>
      <text:list xml:id="list7198296350114673346" text:style-name="L2">
        <text:list-item>
          <text:p text:style-name="P12"><text:span text:style-name="Source_20_Text"><text:span text:style-name="T13">minor</text:span></text:span><text:span text:style-name="T13"> — The minor number of the device with this partition. This serves to separate the partitions into different physical devices and relates to the number at the end of the name of the partition. </text:span></text:p>
        </text:list-item>
        <text:list-item>
          <text:p text:style-name="P12"><text:span text:style-name="Source_20_Text"><text:span text:style-name="T13">#blocks</text:span></text:span><text:span text:style-name="T13"> — Lists the number of physical disk blocks contained in a particular partition. </text:span></text:p>
        </text:list-item>
        <text:list-item>
          <text:p text:style-name="P12"><text:span text:style-name="Source_20_Text"><text:span text:style-name="T13">name</text:span></text:span><text:span text:style-name="T13"> — The name of the partition. </text:span></text:p>
        </text:list-item>
      </text:list>
      <text:p text:style-name="P24"/>
      <text:p text:style-name="P22">16. sched_debug</text:p>
      <text:p text:style-name="P17">In <text:span text:style-name="Strong_20_Emphasis">/proc/sched_debug</text:span> you can see for each cpu:</text:p>
      <text:list xml:id="list5334824125079979172" text:style-name="L3">
        <text:list-item>
          <text:p text:style-name="P15">the number of running processes (<text:span text:style-name="Strong_20_Emphasis">cfs_rq[0].nr_running</text:span>) </text:p>
        </text:list-item>
        <text:list-item>
          <text:p text:style-name="P13">the runnable processes (<text:span text:style-name="Strong_20_Emphasis">runnable tasks</text:span>)</text:p>
          <text:p text:style-name="P25"><text:span text:style-name="Source_20_Text">cat /proc/sched_debug | less</text:span></text:p>
        </text:list-item>
      </text:list>
      <text:p text:style-name="P22"/>
      <text:p text:style-name="P22">17.schedstat</text:p>
      <text:p text:style-name="P22"><text:span text:style-name="T15">s</text:span>chedstats creates a file in the <text:span text:style-name="Teletype">/proc/</text:span><text:span text:style-name="Teletype"><text:span text:style-name="T14">&lt;pid&gt;</text:span></text:span><text:span text:style-name="Teletype">/</text:span> directory named <text:span text:style-name="Teletype">schedstat</text:span> which contains statistics for the <text:span text:style-name="Emphasis">individual processes</text:span>. It includes the same information that fields 10-12 do in the cpu stats, above, but apply only for that process. </text:p>
      <text:p text:style-name="P22">18.scsi</text:p>
      <text:p text:style-name="P26">:/proc/scsi$ ls</text:p>
      <text:p text:style-name="P26"><text:soft-page-break/>device_info <text:s/>scsi <text:s/>sg</text:p>
      <text:p text:style-name="P9">The primary file in this directory is <text:span text:style-name="Source_20_Text">/proc/scsi/scsi</text:span>, which contains a list of every recognized SCSI device. From this listing, the type of device, as well as the model name, vendor, SCSI channel and ID data is available. </text:p>
      <text:p text:style-name="Standard">For example, if a system contains a SCSI CD-ROM, a tape drive, a hard drive, and a RAID controller,</text:p>
      <text:p text:style-name="Preformatted_20_Text">Attached devices:</text:p>
      <text:p text:style-name="Preformatted_20_Text">Host: scsi1</text:p>
      <text:p text:style-name="Preformatted_20_Text">Channel: 00</text:p>
      <text:p text:style-name="Preformatted_20_Text">Id: 05</text:p>
      <text:p text:style-name="Preformatted_20_Text">Lun: 00</text:p>
      <text:p text:style-name="Preformatted_20_Text">Vendor: NEC</text:p>
      <text:p text:style-name="Preformatted_20_Text">Model: CD-ROM DRIVE:466</text:p>
      <text:p text:style-name="Preformatted_20_Text">Rev: 1.06</text:p>
      <text:p text:style-name="Preformatted_20_Text">Type: <text:s text:c="2"/>CD-ROM</text:p>
      <text:p text:style-name="P20">ANSI SCSI revision: 02</text:p>
      <text:p text:style-name="P22">19.self</text:p>
      <text:p text:style-name="P23"><text:span text:style-name="T11">to get the status information of a process - </text:span>cat /proc/self/status</text:p>
      <text:p text:style-name="P22"/>
      <table:table table:name="Table1" table:style-name="Table1">
        <table:table-column table:style-name="Table1.A"/>
        <table:table-column table:style-name="Table1.B"/>
        <table:table-row>
          <table:table-cell table:style-name="Table1.A1" office:value-type="string">
            <text:p text:style-name="Table_20_Contents">46 down vote </text:p>
          </table:table-cell>
          <table:table-cell table:style-name="Table1.A1" office:value-type="string">
            <text:p text:style-name="P27">This has nothing to do with foreground and background processes; it only has to do with the currently running process. When the kernel has to answer the question “What does <text:span text:style-name="Source_20_Text">/proc/self</text:span> point to?”, it simply <text:a xlink:type="simple" xlink:href="http://lxr.free-electrons.com/source/fs/proc/self.c" text:style-name="Internet_20_link" text:visited-style-name="Visited_20_Internet_20_Link">picks the currently-scheduled pid</text:a>, <text:span text:style-name="Emphasis">i.e.</text:span> the currently running process (on the current logical CPU). The effect is that <text:span text:style-name="Source_20_Text">/proc/self</text:span> always points to the asking program's pid; if you run</text:p>
            <text:p text:style-name="P20"><text:span text:style-name="Source_20_Text">ls -l /proc/self</text:span></text:p>
            <text:p text:style-name="P27">you'll see <text:span text:style-name="Source_20_Text">ls</text:span>'s pid, if you write code which uses <text:span text:style-name="Source_20_Text">/proc/self</text:span> that code will see its own pid, </text:p>
          </table:table-cell>
        </table:table-row>
      </table:table>
      <text:p text:style-name="P22"/>
      <text:p text:style-name="P22">20.slabinfo</text:p>
      <text:p text:style-name="P17">This file gives full information about memory usage on the <text:span text:style-name="Emphasis">slab</text:span> level. Linux kernels greater than version 2.2 use <text:span text:style-name="Emphasis">slab pools</text:span> to manage memory above the page level. Commonly used objects have their own slab pools. </text:p>
      <text:p text:style-name="Text_20_body">Instead of parsing the highly verbose <text:span text:style-name="Source_20_Text">/proc/slabinfo</text:span> file manually, the <text:span text:style-name="Source_20_Text">/usr/bin/slabtop</text:span> program displays kernel slab cache information in real time. This program allows for custom configurations, including column sorting and screen refreshing. </text:p>
      <text:p text:style-name="P22"/>
      <text:p text:style-name="P23"><text:span text:style-name="T11">21. softirqs - </text:span>softirq usage</text:p>
      <text:p text:style-name="P22">Provides counts of softirq handlers serviced since boot time, for each cpu.</text:p>
      <text:p text:style-name="P22"><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09:50:54.612385911</meta:creation-date>
    <meta:generator>LibreOffice/5.2.2.2$Linux_X86_64 LibreOffice_project/20m0$Build-2</meta:generator>
    <dc:date>2017-06-14T13:42:41.792319849</dc:date>
    <meta:editing-duration>PT1H39M57S</meta:editing-duration>
    <meta:editing-cycles>7</meta:editing-cycles>
    <meta:document-statistic meta:table-count="1" meta:image-count="0" meta:object-count="0" meta:page-count="5" meta:paragraph-count="115" meta:word-count="1319" meta:character-count="8237" meta:non-whitespace-character-count="6689"/>
  </office:meta>
</office:document-meta>
</file>